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15%"/>
      <style:text-properties style:font-name="Liberation Serif" fo:font-size="12pt" officeooo:paragraph-rsid="001aff04" style:font-size-asian="12pt" style:font-size-complex="12pt"/>
    </style:style>
    <style:style style:name="P2" style:family="paragraph" style:parent-style-name="Horizontal_20_Line">
      <style:paragraph-properties fo:line-height="115%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officeooo:paragraph-rsid="0019ef54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officeooo:paragraph-rsid="001a8018" style:font-size-asian="12pt" style:font-size-complex="12pt"/>
    </style:style>
    <style:style style:name="P10" style:family="paragraph" style:parent-style-name="Standard">
      <style:paragraph-properties fo:margin-left="0cm" fo:margin-right="0cm" fo:line-height="115%" fo:orphans="2" fo:widows="2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508cm" style:contextual-spacing="false" fo:line-height="115%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63ac3"/>
    </style:style>
    <style:style style:name="P14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9ef54"/>
    </style:style>
    <style:style style:name="P15" style:family="paragraph" style:parent-style-name="Standard" style:list-style-name="L25">
      <style:paragraph-properties fo:line-height="115%" fo:orphans="2" fo:widows="2"/>
      <style:text-properties officeooo:paragraph-rsid="001a8018"/>
    </style:style>
    <style:style style:name="P16" style:family="paragraph" style:parent-style-name="Standard" style:list-style-name="L25">
      <style:paragraph-properties fo:margin-top="0.101cm" fo:margin-bottom="0.101cm" style:contextual-spacing="false" fo:line-height="115%" fo:orphans="2" fo:widows="2"/>
      <style:text-properties officeooo:paragraph-rsid="001a8018"/>
    </style:style>
    <style:style style:name="P17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ad9d7"/>
    </style:style>
    <style:style style:name="P18" style:family="paragraph" style:parent-style-name="Text_20_body" style:list-style-name="L49">
      <style:paragraph-properties fo:margin-left="0cm" fo:margin-right="0cm" fo:margin-top="0cm" fo:margin-bottom="0.254cm" style:contextual-spacing="false" style:line-height-at-least="0.508cm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16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26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officeooo:paragraph-rsid="002400c2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officeooo:paragraph-rsid="001aff0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cm" fo:margin-right="0cm" fo:margin-top="0cm" fo:margin-bottom="0.407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officeooo:rsid="001ad9d7" officeooo:paragraph-rsid="001ad9d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officeooo:rsid="001bc212" officeooo:paragraph-rsid="001bc212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rsid="001ad9d7" officeooo:paragraph-rsid="001ad9d7" style:font-size-asian="12pt" style:font-size-complex="12pt"/>
    </style:style>
    <style:style style:name="P29" style:family="paragraph" style:parent-style-name="Text_20_body" style:list-style-name="L45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rsid="001f79fe" officeooo:paragraph-rsid="001f79fe" style:font-size-asian="12pt" style:font-size-complex="12pt"/>
    </style:style>
    <style:style style:name="P30" style:family="paragraph" style:parent-style-name="Text_20_body" style:list-style-name="L16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paragraph-rsid="0019ef54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officeooo:paragraph-rsid="001bc212" style:font-size-asian="12pt" style:font-size-complex="12pt"/>
    </style:style>
    <style:style style:name="P33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paragraph-rsid="001f79fe" style:font-size-asian="12pt" style:font-size-complex="12pt"/>
    </style:style>
    <style:style style:name="P34" style:family="paragraph" style:parent-style-name="Text_20_body" style:list-style-name="L31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fo:font-weight="bold" officeooo:rsid="001ad9d7" officeooo:paragraph-rsid="001ad9d7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20pt" officeooo:paragraph-rsid="0019ef54" style:font-size-asian="20pt" style:font-size-complex="20pt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style:font-name="Liberation Serif" fo:font-size="18pt" officeooo:paragraph-rsid="001f79fe" style:font-size-asian="18pt" style:font-size-complex="18pt"/>
    </style:style>
    <style:style style:name="P37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8pt" officeooo:paragraph-rsid="001f79fe" style:font-size-asian="18pt" style:font-size-complex="18pt"/>
    </style:style>
    <style:style style:name="P38" style:family="paragraph" style:parent-style-name="Text_20_body" style:list-style-name="L3">
      <style:paragraph-properties fo:margin-top="0cm" fo:margin-bottom="0.254cm" style:contextual-spacing="false" fo:line-height="115%" fo:orphans="2" fo:widows="2" fo:padding="0cm" fo:border="none"/>
    </style:style>
    <style:style style:name="P39" style:family="paragraph" style:parent-style-name="Text_20_body" style:list-style-name="L7">
      <style:paragraph-properties fo:margin-top="0cm" fo:margin-bottom="0.254cm" style:contextual-spacing="false" fo:line-height="115%" fo:orphans="2" fo:widows="2" fo:padding="0cm" fo:border="none"/>
    </style:style>
    <style:style style:name="P40" style:family="paragraph" style:parent-style-name="Text_20_body" style:list-style-name="L7">
      <style:paragraph-properties fo:margin-top="0cm" fo:margin-bottom="0.254cm" style:contextual-spacing="false" fo:line-height="115%" fo:orphans="2" fo:widows="2" fo:padding="0cm" fo:border="none"/>
      <style:text-properties officeooo:paragraph-rsid="00163ac3"/>
    </style:style>
    <style:style style:name="P41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officeooo:paragraph-rsid="00163ac3"/>
    </style:style>
    <style:style style:name="P42" style:family="paragraph" style:parent-style-name="Text_20_body" style:list-style-name="L8">
      <style:paragraph-properties fo:margin-top="0cm" fo:margin-bottom="0.254cm" style:contextual-spacing="false" fo:line-height="115%" fo:orphans="2" fo:widows="2" fo:padding="0cm" fo:border="none"/>
    </style:style>
    <style:style style:name="P43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margin-top="0cm" fo:margin-bottom="0.307cm" style:contextual-spacing="false" fo:line-height="115%" fo:orphans="2" fo:widows="2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.206cm" style:contextual-spacing="false" fo:line-height="115%" fo:orphans="2" fo:widows="2" fo:text-indent="0cm" style:auto-text-indent="false"/>
    </style:style>
    <style:style style:name="P46" style:family="paragraph" style:parent-style-name="Text_20_body" style:list-style-name="L9">
      <style:paragraph-properties fo:margin-top="0cm" fo:margin-bottom="0.254cm" style:contextual-spacing="false" fo:line-height="115%" fo:orphans="2" fo:widows="2" fo:padding="0cm" fo:border="none"/>
    </style:style>
    <style:style style:name="P47" style:family="paragraph" style:parent-style-name="Text_20_body" style:list-style-name="L9">
      <style:paragraph-properties fo:margin-top="0cm" fo:margin-bottom="0.254cm" style:contextual-spacing="false" fo:line-height="115%" fo:orphans="2" fo:widows="2" fo:padding="0cm" fo:border="none"/>
      <style:text-properties officeooo:paragraph-rsid="002400c2"/>
    </style:style>
    <style:style style:name="P48" style:family="paragraph" style:parent-style-name="Text_20_body" style:list-style-name="L10">
      <style:paragraph-properties fo:margin-top="0cm" fo:margin-bottom="0.254cm" style:contextual-spacing="false" fo:line-height="115%" fo:orphans="2" fo:widows="2" fo:padding="0cm" fo:border="none"/>
    </style:style>
    <style:style style:name="P49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9ef54"/>
    </style:style>
    <style:style style:name="P50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officeooo:paragraph-rsid="0019ef54"/>
    </style:style>
    <style:style style:name="P51" style:family="paragraph" style:parent-style-name="Text_20_body" style:list-style-name="L15">
      <style:paragraph-properties fo:margin-top="0cm" fo:margin-bottom="0.254cm" style:contextual-spacing="false" fo:line-height="115%" fo:orphans="2" fo:widows="2" fo:padding="0cm" fo:border="none"/>
    </style:style>
    <style:style style:name="P52" style:family="paragraph" style:parent-style-name="Text_20_body" style:list-style-name="L15">
      <style:paragraph-properties fo:margin-top="0cm" fo:margin-bottom="0.254cm" style:contextual-spacing="false" fo:line-height="115%" fo:orphans="2" fo:widows="2" fo:padding="0cm" fo:border="none"/>
      <style:text-properties officeooo:paragraph-rsid="0019ef54"/>
    </style:style>
    <style:style style:name="P53" style:family="paragraph" style:parent-style-name="Text_20_body" style:list-style-name="L20">
      <style:paragraph-properties fo:margin-top="0cm" fo:margin-bottom="0.254cm" style:contextual-spacing="false" fo:line-height="115%" fo:orphans="2" fo:widows="2" fo:padding="0cm" fo:border="none"/>
    </style:style>
    <style:style style:name="P54" style:family="paragraph" style:parent-style-name="Text_20_body" style:list-style-name="L20">
      <style:paragraph-properties fo:margin-top="0cm" fo:margin-bottom="0.254cm" style:contextual-spacing="false" fo:line-height="115%" fo:orphans="2" fo:widows="2" fo:padding="0cm" fo:border="none"/>
      <style:text-properties officeooo:paragraph-rsid="001a8018"/>
    </style:style>
    <style:style style:name="P5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officeooo:paragraph-rsid="001a8018"/>
    </style:style>
    <style:style style:name="P56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aff04"/>
    </style:style>
    <style:style style:name="P57" style:family="paragraph" style:parent-style-name="Text_20_body" style:list-style-name="L25">
      <style:paragraph-properties fo:margin-top="0cm" fo:margin-bottom="0.254cm" style:contextual-spacing="false" fo:line-height="115%" fo:orphans="2" fo:widows="2" fo:padding="0cm" fo:border="none"/>
      <style:text-properties officeooo:paragraph-rsid="001a8018"/>
    </style:style>
    <style:style style:name="P58" style:family="paragraph" style:parent-style-name="Text_20_body" style:list-style-name="L30">
      <style:paragraph-properties fo:margin-top="0cm" fo:margin-bottom="0.254cm" style:contextual-spacing="false" fo:line-height="115%" fo:orphans="2" fo:widows="2" fo:padding="0cm" fo:border="none"/>
    </style:style>
    <style:style style:name="P59" style:family="paragraph" style:parent-style-name="Text_20_body" style:list-style-name="L31">
      <style:paragraph-properties fo:margin-top="0cm" fo:margin-bottom="0.254cm" style:contextual-spacing="false" fo:line-height="115%" fo:orphans="2" fo:widows="2" fo:padding="0cm" fo:border="none"/>
    </style:style>
    <style:style style:name="P60" style:family="paragraph" style:parent-style-name="Text_20_body" style:list-style-name="L32">
      <style:paragraph-properties fo:margin-top="0cm" fo:margin-bottom="0.254cm" style:contextual-spacing="false" fo:line-height="115%" fo:orphans="2" fo:widows="2" fo:padding="0cm" fo:border="none"/>
    </style:style>
    <style:style style:name="P61" style:family="paragraph" style:parent-style-name="Text_20_body" style:list-style-name="L33">
      <style:paragraph-properties fo:margin-top="0cm" fo:margin-bottom="0.254cm" style:contextual-spacing="false" fo:line-height="115%" fo:orphans="2" fo:widows="2" fo:padding="0cm" fo:border="none"/>
    </style:style>
    <style:style style:name="P62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bc212"/>
    </style:style>
    <style:style style:name="P63" style:family="paragraph" style:parent-style-name="Text_20_body">
      <style:paragraph-properties fo:margin-top="0cm" fo:margin-bottom="0.254cm" style:contextual-spacing="false" fo:line-height="115%" fo:orphans="2" fo:widows="2"/>
      <style:text-properties officeooo:paragraph-rsid="001bc212"/>
    </style:style>
    <style:style style:name="P64" style:family="paragraph" style:parent-style-name="Text_20_body" style:list-style-name="L38">
      <style:paragraph-properties fo:margin-top="0cm" fo:margin-bottom="0.254cm" style:contextual-spacing="false" fo:line-height="115%" fo:orphans="2" fo:widows="2"/>
      <style:text-properties officeooo:paragraph-rsid="001bc212"/>
    </style:style>
    <style:style style:name="P65" style:family="paragraph" style:parent-style-name="Text_20_body" style:list-style-name="L39">
      <style:paragraph-properties fo:margin-top="0cm" fo:margin-bottom="0.254cm" style:contextual-spacing="false" fo:line-height="115%" fo:orphans="2" fo:widows="2"/>
      <style:text-properties officeooo:paragraph-rsid="001bc212"/>
    </style:style>
    <style:style style:name="P66" style:family="paragraph" style:parent-style-name="Text_20_body" style:list-style-name="L40">
      <style:paragraph-properties fo:margin-top="0cm" fo:margin-bottom="0.254cm" style:contextual-spacing="false" fo:line-height="115%" fo:orphans="2" fo:widows="2" fo:padding="0cm" fo:border="none"/>
    </style:style>
    <style:style style:name="P67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f79fe"/>
    </style:style>
    <style:style style:name="P68" style:family="paragraph" style:parent-style-name="Text_20_body" style:list-style-name="L44">
      <style:paragraph-properties fo:margin-top="0cm" fo:margin-bottom="0.254cm" style:contextual-spacing="false" fo:line-height="115%" fo:orphans="2" fo:widows="2" fo:padding="0cm" fo:border="none"/>
    </style:style>
    <style:style style:name="P69" style:family="paragraph" style:parent-style-name="Text_20_body" style:list-style-name="L44">
      <style:paragraph-properties fo:margin-top="0cm" fo:margin-bottom="0.254cm" style:contextual-spacing="false" fo:line-height="115%" fo:orphans="2" fo:widows="2" fo:padding="0cm" fo:border="none"/>
      <style:text-properties officeooo:paragraph-rsid="001f79fe"/>
    </style:style>
    <style:style style:name="P70" style:family="paragraph" style:parent-style-name="Text_20_body" style:list-style-name="L45">
      <style:paragraph-properties fo:margin-top="0cm" fo:margin-bottom="0.254cm" style:contextual-spacing="false" fo:line-height="115%" fo:orphans="2" fo:widows="2" fo:padding="0cm" fo:border="none"/>
    </style:style>
    <style:style style:name="P71" style:family="paragraph" style:parent-style-name="Text_20_body" style:list-style-name="L47">
      <style:paragraph-properties fo:margin-top="0cm" fo:margin-bottom="0.254cm" style:contextual-spacing="false" fo:line-height="115%" fo:orphans="2" fo:widows="2" fo:padding="0cm" fo:border="none"/>
    </style:style>
    <style:style style:name="P72" style:family="paragraph" style:parent-style-name="Text_20_body" style:list-style-name="L50">
      <style:paragraph-properties fo:margin-top="0cm" fo:margin-bottom="0.254cm" style:contextual-spacing="false" fo:line-height="115%" fo:orphans="2" fo:widows="2" fo:padding="0cm" fo:border="none"/>
    </style:style>
    <style:style style:name="P73" style:family="paragraph" style:parent-style-name="Text_20_body">
      <style:paragraph-properties fo:margin-left="0cm" fo:margin-right="0cm" fo:margin-top="0cm" fo:margin-bottom="0.307cm" style:contextual-spacing="false" fo:line-height="115%" fo:orphans="2" fo:widows="2" fo:text-indent="0cm" style:auto-text-indent="false"/>
      <style:text-properties officeooo:paragraph-rsid="002400c2"/>
    </style:style>
    <style:style style:name="P74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fo:font-size="20pt" fo:font-weight="bold" officeooo:paragraph-rsid="002400c2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3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5d1b7"/>
    </style:style>
    <style:style style:name="T4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5d1b7" style:font-weight-asian="normal" style:font-weight-complex="normal"/>
    </style:style>
    <style:style style:name="T5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a8018" style:font-weight-asian="normal" style:font-weight-complex="normal"/>
    </style:style>
    <style:style style:name="T6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a8018"/>
    </style:style>
    <style:style style:name="T7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ad9d7"/>
    </style:style>
    <style:style style:name="T8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aff04"/>
    </style:style>
    <style:style style:name="T9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f79fe"/>
    </style:style>
    <style:style style:name="T10" style:family="text">
      <style:text-properties fo:font-variant="normal" fo:text-transform="none" fo:color="#0a0a0a" loext:opacity="100%" style:font-name="Google Sans" fo:font-size="9.60000038146973pt" fo:letter-spacing="normal" fo:font-style="normal" fo:font-weight="bold"/>
    </style:style>
    <style:style style:name="T11" style:family="text">
      <style:text-properties fo:font-variant="normal" fo:text-transform="none" fo:color="#0a0a0a" loext:opacity="100%" style:font-name="Google Sans" fo:font-size="9.60000038146973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daeef" style:font-weight-asian="bold" style:font-weight-complex="bold"/>
    </style:style>
    <style:style style:name="T13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5d1b7"/>
    </style:style>
    <style:style style:name="T14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80715"/>
    </style:style>
    <style:style style:name="T15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a8018"/>
    </style:style>
    <style:style style:name="T16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daeef"/>
    </style:style>
    <style:style style:name="T17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f79fe"/>
    </style:style>
    <style:style style:name="T18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212b2b"/>
    </style:style>
    <style:style style:name="T19" style:family="text">
      <style:text-properties fo:font-variant="normal" fo:text-transform="none" fo:color="#0a0a0a" loext:opacity="100%" style:font-name="Google Sans" fo:font-size="9.60000038146973pt" fo:letter-spacing="normal" fo:font-style="italic" fo:font-weight="normal"/>
    </style:style>
    <style:style style:name="T20" style:family="text">
      <style:text-properties fo:font-variant="normal" fo:text-transform="none" fo:color="#0a0a0a" loext:opacity="100%" style:font-name="Google Sans" fo:font-size="9.60000038146973pt" fo:letter-spacing="normal" fo:font-style="italic" fo:font-weight="normal" style:font-style-asian="italic" style:font-style-complex="italic"/>
    </style:style>
    <style:style style:name="T21" style:family="text">
      <style:text-properties fo:font-variant="normal" fo:text-transform="none" fo:color="#0a0a0a" loext:opacity="100%" style:font-name="Google Sans" fo:font-size="12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a0a0a" loext:opacity="100%" fo:letter-spacing="normal"/>
    </style:style>
    <style:style style:name="T23" style:family="text">
      <style:text-properties fo:font-variant="normal" fo:text-transform="none" fo:color="#0a0a0a" loext:opacity="100%" fo:letter-spacing="normal" fo:font-style="normal"/>
    </style:style>
    <style:style style:name="T24" style:family="text">
      <style:text-properties fo:font-variant="normal" fo:text-transform="none" fo:color="#0a0a0a" loext:opacity="100%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a0a0a" loext:opacity="100%" fo:letter-spacing="normal" fo:font-style="normal" fo:font-weight="normal"/>
    </style:style>
    <style:style style:name="T26" style:family="text">
      <style:text-properties fo:font-variant="normal" fo:text-transform="none" fo:color="#0a0a0a" loext:opacity="100%" fo:letter-spacing="normal" fo:font-style="normal" fo:font-weight="normal" officeooo:rsid="001ad9d7"/>
    </style:style>
    <style:style style:name="T27" style:family="text">
      <style:text-properties fo:font-variant="normal" fo:text-transform="none" fo:color="#0a0a0a" loext:opacity="100%" fo:font-size="9.60000038146973pt" fo:letter-spacing="normal" fo:font-style="normal"/>
    </style:style>
    <style:style style:name="T28" style:family="text">
      <style:text-properties fo:font-variant="normal" fo:text-transform="none" fo:color="#0a0a0a" loext:opacity="100%" fo:font-size="9.60000038146973pt" fo:letter-spacing="normal" fo:font-style="normal" fo:font-weight="bold"/>
    </style:style>
    <style:style style:name="T29" style:family="text">
      <style:text-properties fo:font-variant="normal" fo:text-transform="none" fo:color="#0a0a0a" loext:opacity="100%" fo:font-size="9.60000038146973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a0a0a" loext:opacity="100%" fo:font-size="9.60000038146973pt" fo:letter-spacing="normal" fo:font-style="normal" fo:font-weight="bold" officeooo:rsid="001daeef" style:font-weight-asian="bold" style:font-weight-complex="bold"/>
    </style:style>
    <style:style style:name="T31" style:family="text">
      <style:text-properties fo:font-variant="normal" fo:text-transform="none" fo:color="#0a0a0a" loext:opacity="100%" fo:font-size="9.60000038146973pt" fo:letter-spacing="normal" fo:font-style="normal" fo:font-weight="bold" officeooo:rsid="00180715"/>
    </style:style>
    <style:style style:name="T32" style:family="text">
      <style:text-properties fo:font-variant="normal" fo:text-transform="none" fo:color="#0a0a0a" loext:opacity="100%" fo:font-size="9.60000038146973pt" fo:letter-spacing="normal" fo:font-style="normal" fo:font-weight="bold" officeooo:rsid="0015d1b7"/>
    </style:style>
    <style:style style:name="T33" style:family="text">
      <style:text-properties fo:font-variant="normal" fo:text-transform="none" fo:color="#0a0a0a" loext:opacity="100%" fo:font-size="9.60000038146973pt" fo:letter-spacing="normal" fo:font-style="normal" fo:font-weight="bold" officeooo:rsid="001a8018"/>
    </style:style>
    <style:style style:name="T34" style:family="text">
      <style:text-properties fo:font-variant="normal" fo:text-transform="none" fo:color="#0a0a0a" loext:opacity="100%" fo:font-size="9.60000038146973pt" fo:letter-spacing="normal" fo:font-style="normal" fo:font-weight="bold" officeooo:rsid="001daeef"/>
    </style:style>
    <style:style style:name="T35" style:family="text">
      <style:text-properties fo:font-variant="normal" fo:text-transform="none" fo:color="#0a0a0a" loext:opacity="100%" fo:font-size="9.60000038146973pt" fo:letter-spacing="normal" fo:font-style="normal" fo:font-weight="bold" officeooo:rsid="001f79fe"/>
    </style:style>
    <style:style style:name="T36" style:family="text">
      <style:text-properties fo:font-variant="normal" fo:text-transform="none" fo:color="#0a0a0a" loext:opacity="100%" fo:font-size="9.60000038146973pt" fo:letter-spacing="normal" fo:font-style="normal" fo:font-weight="bold" officeooo:rsid="00212b2b"/>
    </style:style>
    <style:style style:name="T37" style:family="text">
      <style:text-properties fo:font-variant="normal" fo:text-transform="none" fo:color="#0a0a0a" loext:opacity="100%" fo:font-size="9.60000038146973pt" fo:letter-spacing="normal" fo:font-style="normal" fo:font-weight="normal"/>
    </style:style>
    <style:style style:name="T38" style:family="text">
      <style:text-properties fo:font-variant="normal" fo:text-transform="none" fo:color="#0a0a0a" loext:opacity="100%" fo:font-size="9.60000038146973pt" fo:letter-spacing="normal" fo:font-style="normal" fo:font-weight="normal" officeooo:rsid="0015d1b7"/>
    </style:style>
    <style:style style:name="T39" style:family="text">
      <style:text-properties fo:font-variant="normal" fo:text-transform="none" fo:color="#0a0a0a" loext:opacity="100%" fo:font-size="9.60000038146973pt" fo:letter-spacing="normal" fo:font-style="normal" fo:font-weight="normal" officeooo:rsid="0015d1b7" style:font-weight-asian="normal" style:font-weight-complex="normal"/>
    </style:style>
    <style:style style:name="T40" style:family="text">
      <style:text-properties fo:font-variant="normal" fo:text-transform="none" fo:color="#0a0a0a" loext:opacity="100%" fo:font-size="9.60000038146973pt" fo:letter-spacing="normal" fo:font-style="normal" fo:font-weight="normal" officeooo:rsid="001a8018" style:font-weight-asian="normal" style:font-weight-complex="normal"/>
    </style:style>
    <style:style style:name="T41" style:family="text">
      <style:text-properties fo:font-variant="normal" fo:text-transform="none" fo:color="#0a0a0a" loext:opacity="100%" fo:font-size="9.60000038146973pt" fo:letter-spacing="normal" fo:font-style="normal" fo:font-weight="normal" officeooo:rsid="001aff04"/>
    </style:style>
    <style:style style:name="T42" style:family="text">
      <style:text-properties fo:font-variant="normal" fo:text-transform="none" fo:color="#0a0a0a" loext:opacity="100%" fo:font-size="9.60000038146973pt" fo:letter-spacing="normal" fo:font-style="normal" fo:font-weight="normal" officeooo:rsid="001a8018"/>
    </style:style>
    <style:style style:name="T43" style:family="text">
      <style:text-properties fo:font-variant="normal" fo:text-transform="none" fo:color="#0a0a0a" loext:opacity="100%" fo:font-size="9.60000038146973pt" fo:letter-spacing="normal" fo:font-style="normal" fo:font-weight="normal" officeooo:rsid="001ad9d7"/>
    </style:style>
    <style:style style:name="T44" style:family="text">
      <style:text-properties fo:font-variant="normal" fo:text-transform="none" fo:color="#0a0a0a" loext:opacity="100%" fo:font-size="9.60000038146973pt" fo:letter-spacing="normal" fo:font-style="normal" fo:font-weight="normal" officeooo:rsid="001f79fe"/>
    </style:style>
    <style:style style:name="T45" style:family="text">
      <style:text-properties fo:font-variant="normal" fo:text-transform="none" fo:color="#0a0a0a" loext:opacity="100%" fo:font-size="9.60000038146973pt" fo:letter-spacing="normal" fo:font-style="italic" fo:font-weight="normal"/>
    </style:style>
    <style:style style:name="T46" style:family="text">
      <style:text-properties fo:font-variant="normal" fo:text-transform="none" fo:color="#0a0a0a" loext:opacity="100%" fo:font-size="9.60000038146973pt" fo:letter-spacing="normal" fo:font-style="italic" fo:font-weight="normal" style:font-style-asian="italic" style:font-style-complex="italic"/>
    </style:style>
    <style:style style:name="T47" style:family="text">
      <style:text-properties fo:font-variant="normal" fo:text-transform="none" fo:color="#0a0a0a" loext:opacity="100%" fo:font-size="12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/>
    </style:style>
    <style:style style:name="T49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style:font-weight-asian="bold" style:font-weight-complex="bold"/>
    </style:style>
    <style:style style:name="T50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daeef" style:font-weight-asian="bold" style:font-weight-complex="bold"/>
    </style:style>
    <style:style style:name="T51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80715"/>
    </style:style>
    <style:style style:name="T52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5d1b7"/>
    </style:style>
    <style:style style:name="T53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a8018"/>
    </style:style>
    <style:style style:name="T54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daeef"/>
    </style:style>
    <style:style style:name="T55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f79fe"/>
    </style:style>
    <style:style style:name="T56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212b2b"/>
    </style:style>
    <style:style style:name="T57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/>
    </style:style>
    <style:style style:name="T58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5d1b7"/>
    </style:style>
    <style:style style:name="T59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5d1b7" style:font-weight-asian="normal" style:font-weight-complex="normal"/>
    </style:style>
    <style:style style:name="T60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a8018" style:font-weight-asian="normal" style:font-weight-complex="normal"/>
    </style:style>
    <style:style style:name="T61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aff04"/>
    </style:style>
    <style:style style:name="T62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a8018"/>
    </style:style>
    <style:style style:name="T63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f79fe"/>
    </style:style>
    <style:style style:name="T64" style:family="text">
      <style:text-properties fo:font-variant="normal" fo:text-transform="none" fo:color="#0a0a0a" loext:opacity="100%" style:font-name="Liberation Serif" fo:font-size="9.60000038146973pt" fo:letter-spacing="normal" fo:font-style="italic" fo:font-weight="normal"/>
    </style:style>
    <style:style style:name="T65" style:family="text">
      <style:text-properties fo:font-variant="normal" fo:text-transform="none" fo:color="#0a0a0a" loext:opacity="100%" style:font-name="Liberation Serif" fo:font-size="9.60000038146973pt" fo:letter-spacing="normal" fo:font-style="italic" fo:font-weight="normal" style:font-style-asian="italic" style:font-style-complex="italic"/>
    </style:style>
    <style:style style:name="T66" style:family="text">
      <style:text-properties fo:font-variant="normal" fo:text-transform="none" fo:color="#0a0a0a" loext:opacity="100%" style:font-name="Liberation Serif" fo:letter-spacing="normal"/>
    </style:style>
    <style:style style:name="T67" style:family="text">
      <style:text-properties fo:font-variant="normal" fo:text-transform="none" fo:color="#0a0a0a" loext:opacity="100%" style:font-name="Liberation Serif" fo:letter-spacing="normal" fo:font-style="normal"/>
    </style:style>
    <style:style style:name="T68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69" style:family="text">
      <style:text-properties fo:font-variant="normal" fo:text-transform="none" fo:color="#0a0a0a" loext:opacity="100%" style:font-name="Liberation Serif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a0a0a" loext:opacity="100%" style:font-name="Liberation Serif" fo:letter-spacing="normal" fo:font-style="normal" fo:font-weight="bold" officeooo:rsid="001daeef" style:font-weight-asian="bold" style:font-weight-complex="bold"/>
    </style:style>
    <style:style style:name="T71" style:family="text">
      <style:text-properties fo:font-variant="normal" fo:text-transform="none" fo:color="#0a0a0a" loext:opacity="100%" style:font-name="Liberation Serif" fo:letter-spacing="normal" fo:font-style="normal" fo:font-weight="bold" officeooo:rsid="00180715"/>
    </style:style>
    <style:style style:name="T72" style:family="text">
      <style:text-properties fo:font-variant="normal" fo:text-transform="none" fo:color="#0a0a0a" loext:opacity="100%" style:font-name="Liberation Serif" fo:letter-spacing="normal" fo:font-style="normal" fo:font-weight="bold" officeooo:rsid="0015d1b7"/>
    </style:style>
    <style:style style:name="T73" style:family="text">
      <style:text-properties fo:font-variant="normal" fo:text-transform="none" fo:color="#0a0a0a" loext:opacity="100%" style:font-name="Liberation Serif" fo:letter-spacing="normal" fo:font-style="normal" fo:font-weight="bold" officeooo:rsid="001a8018"/>
    </style:style>
    <style:style style:name="T74" style:family="text">
      <style:text-properties fo:font-variant="normal" fo:text-transform="none" fo:color="#0a0a0a" loext:opacity="100%" style:font-name="Liberation Serif" fo:letter-spacing="normal" fo:font-style="normal" fo:font-weight="bold" officeooo:rsid="001daeef"/>
    </style:style>
    <style:style style:name="T75" style:family="text">
      <style:text-properties fo:font-variant="normal" fo:text-transform="none" fo:color="#0a0a0a" loext:opacity="100%" style:font-name="Liberation Serif" fo:letter-spacing="normal" fo:font-style="normal" fo:font-weight="bold" officeooo:rsid="001f79fe"/>
    </style:style>
    <style:style style:name="T76" style:family="text">
      <style:text-properties fo:font-variant="normal" fo:text-transform="none" fo:color="#0a0a0a" loext:opacity="100%" style:font-name="Liberation Serif" fo:letter-spacing="normal" fo:font-style="normal" fo:font-weight="bold" officeooo:rsid="00212b2b"/>
    </style:style>
    <style:style style:name="T77" style:family="text">
      <style:text-properties fo:font-variant="normal" fo:text-transform="none" fo:color="#0a0a0a" loext:opacity="100%" style:font-name="Liberation Serif" fo:letter-spacing="normal" fo:font-style="normal" fo:font-weight="bold" officeooo:rsid="002400c2"/>
    </style:style>
    <style:style style:name="T78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79" style:family="text">
      <style:text-properties fo:font-variant="normal" fo:text-transform="none" fo:color="#0a0a0a" loext:opacity="100%" style:font-name="Liberation Serif" fo:letter-spacing="normal" fo:font-style="normal" fo:font-weight="normal" officeooo:rsid="0015d1b7"/>
    </style:style>
    <style:style style:name="T80" style:family="text">
      <style:text-properties fo:font-variant="normal" fo:text-transform="none" fo:color="#0a0a0a" loext:opacity="100%" style:font-name="Liberation Serif" fo:letter-spacing="normal" fo:font-style="normal" fo:font-weight="normal" officeooo:rsid="0015d1b7" style:font-weight-asian="normal" style:font-weight-complex="normal"/>
    </style:style>
    <style:style style:name="T81" style:family="text">
      <style:text-properties fo:font-variant="normal" fo:text-transform="none" fo:color="#0a0a0a" loext:opacity="100%" style:font-name="Liberation Serif" fo:letter-spacing="normal" fo:font-style="normal" fo:font-weight="normal" officeooo:rsid="001a8018" style:font-weight-asian="normal" style:font-weight-complex="normal"/>
    </style:style>
    <style:style style:name="T82" style:family="text">
      <style:text-properties fo:font-variant="normal" fo:text-transform="none" fo:color="#0a0a0a" loext:opacity="100%" style:font-name="Liberation Serif" fo:letter-spacing="normal" fo:font-style="normal" fo:font-weight="normal" officeooo:rsid="001aff04"/>
    </style:style>
    <style:style style:name="T83" style:family="text">
      <style:text-properties fo:font-variant="normal" fo:text-transform="none" fo:color="#0a0a0a" loext:opacity="100%" style:font-name="Liberation Serif" fo:letter-spacing="normal" fo:font-style="normal" fo:font-weight="normal" officeooo:rsid="001a8018"/>
    </style:style>
    <style:style style:name="T84" style:family="text">
      <style:text-properties fo:font-variant="normal" fo:text-transform="none" fo:color="#0a0a0a" loext:opacity="100%" style:font-name="Liberation Serif" fo:letter-spacing="normal" fo:font-style="normal" fo:font-weight="normal" officeooo:rsid="001f79fe"/>
    </style:style>
    <style:style style:name="T85" style:family="text">
      <style:text-properties fo:font-variant="normal" fo:text-transform="none" fo:color="#0a0a0a" loext:opacity="100%" style:font-name="Liberation Serif" fo:letter-spacing="normal" fo:font-style="normal" officeooo:rsid="0015d1b7"/>
    </style:style>
    <style:style style:name="T86" style:family="text">
      <style:text-properties fo:font-variant="normal" fo:text-transform="none" fo:color="#0a0a0a" loext:opacity="100%" style:font-name="Liberation Serif" fo:letter-spacing="normal" fo:font-style="italic" fo:font-weight="normal"/>
    </style:style>
    <style:style style:name="T87" style:family="text">
      <style:text-properties fo:font-variant="normal" fo:text-transform="none" fo:color="#0a0a0a" loext:opacity="100%" style:font-name="Liberation Serif" fo:letter-spacing="normal" fo:font-style="italic" fo:font-weight="normal" style:font-style-asian="italic" style:font-style-complex="italic"/>
    </style:style>
    <style:style style:name="T88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daeef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91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80715" style:font-size-asian="12pt" style:font-size-complex="12pt"/>
    </style:style>
    <style:style style:name="T92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5d1b7" style:font-size-asian="12pt" style:font-size-complex="12pt"/>
    </style:style>
    <style:style style:name="T93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a8018" style:font-size-asian="12pt" style:font-size-complex="12pt"/>
    </style:style>
    <style:style style:name="T94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daeef" style:font-size-asian="12pt" style:font-size-complex="12pt"/>
    </style:style>
    <style:style style:name="T95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f79fe" style:font-size-asian="12pt" style:font-size-complex="12pt"/>
    </style:style>
    <style:style style:name="T96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212b2b" style:font-size-asian="12pt" style:font-size-complex="12pt"/>
    </style:style>
    <style:style style:name="T97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2400c2" style:font-size-asian="12pt" style:font-size-complex="12pt"/>
    </style:style>
    <style:style style:name="T98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99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5d1b7" style:font-size-asian="12pt" style:font-size-complex="12pt"/>
    </style:style>
    <style:style style:name="T100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aff04" style:font-size-asian="12pt" style:font-size-complex="12pt"/>
    </style:style>
    <style:style style:name="T101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a8018" style:font-size-asian="12pt" style:font-size-complex="12pt"/>
    </style:style>
    <style:style style:name="T102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f79fe" style:font-size-asian="12pt" style:font-size-complex="12pt"/>
    </style:style>
    <style:style style:name="T103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5d1b7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a8018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0a0a0a" loext:opacity="100%" style:font-name="Liberation Serif" fo:font-size="12pt" fo:letter-spacing="normal" fo:font-style="normal" style:font-size-asian="12pt" style:font-size-complex="12pt"/>
    </style:style>
    <style:style style:name="T107" style:family="text">
      <style:text-properties fo:font-variant="normal" fo:text-transform="none" fo:color="#0a0a0a" loext:opacity="100%" style:font-name="Liberation Serif" fo:font-size="12pt" fo:letter-spacing="normal" style:font-size-asian="12pt" style:font-size-complex="12pt"/>
    </style:style>
    <style:style style:name="T108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109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10" style:family="text">
      <style:text-properties fo:font-variant="normal" fo:text-transform="none" fo:color="#0a0a0a" loext:opacity="100%" style:font-name="Liberation Serif" fo:font-size="24pt" fo:letter-spacing="normal" fo:font-style="normal" fo:font-weight="bold" style:font-size-asian="24pt" style:font-weight-asian="bold" style:font-size-complex="24pt" style:font-weight-complex="bold"/>
    </style:style>
    <style:style style:name="T111" style:family="text"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T112" style:family="text">
      <style:text-properties fo:font-variant="normal" fo:text-transform="none" fo:color="#0a0a0a" loext:opacity="100%" style:font-name="Liberation Serif" fo:font-size="20pt" fo:letter-spacing="normal" fo:font-style="normal" fo:font-weight="bold" officeooo:rsid="0015d1b7" style:font-size-asian="20pt" style:font-weight-asian="bold" style:font-size-complex="20pt" style:font-weight-complex="bold"/>
    </style:style>
    <style:style style:name="T113" style:family="text"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size-complex="15pt"/>
    </style:style>
    <style:style style:name="T114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2400c2" style:font-size-asian="15pt" style:font-size-complex="15pt"/>
    </style:style>
    <style:style style:name="T115" style:family="text">
      <style:text-properties style:font-name="Google Sans" fo:font-size="9.60000038146973pt" fo:font-style="normal"/>
    </style:style>
    <style:style style:name="T116" style:family="text">
      <style:text-properties style:font-name="Google Sans" fo:font-size="9.60000038146973pt" fo:font-style="normal" officeooo:rsid="001f79fe"/>
    </style:style>
    <style:style style:name="T117" style:family="text">
      <style:text-properties style:font-name="Google Sans" fo:font-size="12pt" fo:font-style="normal" fo:font-weight="normal"/>
    </style:style>
    <style:style style:name="T118" style:family="text">
      <style:text-properties style:font-name="Google Sans" fo:font-size="12pt" fo:font-style="normal" fo:font-weight="normal" officeooo:rsid="0015d1b7"/>
    </style:style>
    <style:style style:name="T119" style:family="text">
      <style:text-properties style:font-name="Google Sans" fo:font-size="12pt" fo:font-style="normal" fo:font-weight="normal" officeooo:rsid="001a8018"/>
    </style:style>
    <style:style style:name="T120" style:family="text">
      <style:text-properties style:font-name="Google Sans" fo:font-size="12pt" fo:font-style="normal" fo:font-weight="normal" officeooo:rsid="001aff04"/>
    </style:style>
    <style:style style:name="T121" style:family="text">
      <style:text-properties style:font-name="Google Sans" fo:font-size="12pt" fo:font-style="normal" fo:font-weight="normal" officeooo:rsid="001c39f5"/>
    </style:style>
    <style:style style:name="T122" style:family="text">
      <style:text-properties fo:font-size="9.60000038146973pt"/>
    </style:style>
    <style:style style:name="T123" style:family="text">
      <style:text-properties fo:font-size="9.60000038146973pt" fo:font-style="normal"/>
    </style:style>
    <style:style style:name="T124" style:family="text">
      <style:text-properties fo:font-size="9.60000038146973pt" fo:font-style="normal" officeooo:rsid="001f79fe"/>
    </style:style>
    <style:style style:name="T125" style:family="text">
      <style:text-properties fo:font-style="normal"/>
    </style:style>
    <style:style style:name="T126" style:family="text">
      <style:text-properties fo:font-style="normal" fo:font-weight="normal"/>
    </style:style>
    <style:style style:name="T127" style:family="text">
      <style:text-properties fo:font-style="normal" fo:font-weight="normal" officeooo:rsid="0015d1b7"/>
    </style:style>
    <style:style style:name="T128" style:family="text">
      <style:text-properties fo:font-style="normal" fo:font-weight="normal" officeooo:rsid="001aff04"/>
    </style:style>
    <style:style style:name="T129" style:family="text">
      <style:text-properties fo:font-style="normal" fo:font-weight="normal" officeooo:rsid="001a8018"/>
    </style:style>
    <style:style style:name="T130" style:family="text">
      <style:text-properties fo:font-style="normal" fo:font-weight="normal" officeooo:rsid="001c39f5"/>
    </style:style>
    <style:style style:name="T131" style:family="text">
      <style:text-properties fo:font-style="normal" officeooo:rsid="001f79fe"/>
    </style:style>
    <style:style style:name="T132" style:family="text">
      <style:text-properties fo:font-style="normal" officeooo:rsid="0015d1b7"/>
    </style:style>
    <style:style style:name="T133" style:family="text">
      <style:text-properties fo:font-style="normal" officeooo:rsid="001aff04"/>
    </style:style>
    <style:style style:name="T134" style:family="text">
      <style:text-properties fo:font-style="normal" officeooo:rsid="001a8018"/>
    </style:style>
    <style:style style:name="T135" style:family="text">
      <style:text-properties fo:font-style="normal" officeooo:rsid="001c39f5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1a8018" style:font-weight-asian="bold" style:font-weight-complex="bold"/>
    </style:style>
    <style:style style:name="T139" style:family="text">
      <style:text-properties officeooo:rsid="0015d1b7"/>
    </style:style>
    <style:style style:name="T140" style:family="text">
      <style:text-properties fo:font-size="12pt" fo:font-style="normal" fo:font-weight="normal"/>
    </style:style>
    <style:style style:name="T141" style:family="text">
      <style:text-properties fo:font-size="12pt" fo:font-style="normal" fo:font-weight="normal" officeooo:rsid="0015d1b7"/>
    </style:style>
    <style:style style:name="T142" style:family="text">
      <style:text-properties fo:font-size="12pt" fo:font-style="normal" fo:font-weight="normal" officeooo:rsid="001aff04"/>
    </style:style>
    <style:style style:name="T143" style:family="text">
      <style:text-properties fo:font-size="12pt" fo:font-style="normal" fo:font-weight="normal" officeooo:rsid="001a8018"/>
    </style:style>
    <style:style style:name="T144" style:family="text">
      <style:text-properties fo:font-size="12pt" fo:font-style="normal" fo:font-weight="normal" officeooo:rsid="001c39f5"/>
    </style:style>
    <style:style style:name="T145" style:family="text">
      <style:text-properties officeooo:rsid="001f79fe"/>
    </style:style>
    <style:style style:name="T146" style:family="text">
      <style:text-properties style:font-name="Liberation Serif" fo:font-weight="bold" style:font-weight-asian="bold" style:font-weight-complex="bold"/>
    </style:style>
    <style:style style:name="T147" style:family="text">
      <style:text-properties style:font-name="Liberation Serif" fo:font-weight="bold" officeooo:rsid="001a8018" style:font-weight-asian="bold" style:font-weight-complex="bold"/>
    </style:style>
    <style:style style:name="T14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font-weight="bold" officeooo:rsid="001a801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151" style:family="text">
      <style:text-properties style:font-name="Liberation Serif" fo:font-size="20pt" fo:font-weight="bold" officeooo:rsid="001a8018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110">6.4 Realización de las actividades de auditoría</text:span></text:span></text:p>
      <text:p text:style-name="P4">6.4.1 Generalidades</text:p>
      <text:p text:style-name="P3">Este subapartado establece que la auditoría comienza oficialmente con la realización de las actividades en la ubicación del auditado (o de forma remota).</text:p>
      <text:list text:style-name="L3">
        <text:list-item>
          <text:p text:style-name="P38"><text:span text:style-name="Strong_20_Emphasis"><text:span text:style-name="T90">Enfoque: </text:span></text:span><text:span text:style-name="T98">Se deben seguir las etapas planificadas para recolectar información.</text:span></text:p>
        </text:list-item>
        <text:list-item>
          <text:p text:style-name="P38"><text:span text:style-name="Strong_20_Emphasis"><text:span text:style-name="T90">Secuencia: </text:span></text:span><text:span text:style-name="T98">Aunque el orden suele ser: reunión de apertura → recolección de evidencia → conclusiones → reunión de cierre, la norma permite flexibilidad para adaptarse a circunstancias inesperadas durante la jornada.</text:span></text:p>
        </text:list-item>
      </text:list>
      <text:p text:style-name="P73"><text:span text:style-name="T112">6.4.2 </text:span><text:span text:style-name="T111">Asignación de roles y responsabilidades de los guías y los observadores</text:span></text:p>
      <text:p text:style-name="P73"><text:span text:style-name="T98">Aunque estas figuras acompañan al equipo auditor, </text:span><text:span text:style-name="Strong_20_Emphasis"><text:span text:style-name="T90">no forman parte de él </text:span></text:span><text:span text:style-name="T98">ni deben influir en el proceso de evaluación.</text:span></text:p>
      <text:p text:style-name="P13"><text:span text:style-name="Strong_20_Emphasis"><text:span text:style-name="T113">Los </text:span></text:span><text:span text:style-name="Strong_20_Emphasis"><text:span text:style-name="T114">g</text:span></text:span><text:span text:style-name="Strong_20_Emphasis"><text:span text:style-name="T113">uías</text:span></text:span></text:p>
      <text:p text:style-name="P3">Su función principal es facilitar la logística de la auditoría. Sus responsabilidades incluyen:</text:p>
      <text:list xml:id="list2964264047" text:style-name="L7">
        <text:list-item>
          <text:p text:style-name="P39"><text:span text:style-name="Strong_20_Emphasis"><text:span text:style-name="T90">Asistencia en el acceso: </text:span></text:span><text:span text:style-name="T98">Ayudar a los auditores a moverse por la planta (especialmente crítico en zonas de alta higiene en alimentación).</text:span></text:p>
        </text:list-item>
        <text:list-item>
          <text:p text:style-name="P39"><text:span text:style-name="Strong_20_Emphasis"><text:span text:style-name="T90">Garantizar la seguridad: </text:span></text:span><text:span text:style-name="T98">Asegurar que el equipo auditor conoce y cumple las normas de seguridad y salud (uso de EPIs, rutas seguras).</text:span></text:p>
        </text:list-item>
        <text:list-item>
          <text:p text:style-name="P39"><text:span text:style-name="Strong_20_Emphasis"><text:span text:style-name="T90">Testificar la auditoría: </text:span></text:span><text:span text:style-name="T98">Actuar como testigos en nombre del auditado.</text:span></text:p>
        </text:list-item>
        <text:list-item>
          <text:p text:style-name="P40"><text:span text:style-name="Strong_20_Emphasis"><text:span text:style-name="T90">Facilitar la comunicación: </text:span></text:span><text:span text:style-name="T98">Ayudar a localizar a las personas adecuadas para las entrevistas y aclarar dudas sobre el flujo de procesos.</text:span></text:p>
        </text:list-item>
      </text:list>
      <text:p text:style-name="P41"><text:span text:style-name="Strong_20_Emphasis"><text:span text:style-name="T113">Los </text:span></text:span><text:span text:style-name="Strong_20_Emphasis"><text:span text:style-name="T114">o</text:span></text:span><text:span text:style-name="Strong_20_Emphasis"><text:span text:style-name="T113">bservadores</text:span></text:span></text:p>
      <text:p text:style-name="P20">Pueden ser auditores en formación, representantes del cliente o personal regulador.</text:p>
      <text:list xml:id="list783789073" text:style-name="L8">
        <text:list-item>
          <text:p text:style-name="P42"><text:span text:style-name="Strong_20_Emphasis"><text:span text:style-name="T90">Limitación estricta: </text:span></text:span><text:span text:style-name="T98">No deben influir ni interferir en la realización de la auditoría (no pueden auditar ni interrogar).</text:span></text:p>
        </text:list-item>
        <text:list-item>
          <text:p text:style-name="P42"><text:span text:style-name="Strong_20_Emphasis"><text:span text:style-name="T90">Presencia: </text:span></text:span><text:span text:style-name="T98">Su presencia debe estar acordada previamente entre el cliente de la auditoría, el auditado y el líder del equipo.</text:span></text:p>
        </text:list-item>
      </text:list>
      <text:p text:style-name="P43"><text:span text:style-name="T98"><text:line-break/>En plantas de alimentos, el </text:span><text:span text:style-name="Strong_20_Emphasis"><text:span text:style-name="T90">guía </text:span></text:span><text:span text:style-name="T98">suele ser el responsable de calidad o el jefe de planta. Su rol es vital para que el auditor no entre accidentalmente en una zona de riesgo (por ejemplo, cruzar de zona sucia a limpia) sin seguir el protocolo de cambio de vestimenta.</text:span></text:p>
      <text:p text:style-name="P43"><text:span text:style-name="Strong_20_Emphasis"><text:span text:style-name="T113"/></text:span></text:p>
      <text:p text:style-name="P43"><text:span text:style-name="Strong_20_Emphasis"><text:span text:style-name="T113"/></text:span></text:p>
      <text:p text:style-name="P43"><text:soft-page-break/><text:span text:style-name="Strong_20_Emphasis"><text:span text:style-name="T113">Puntos clave:</text:span></text:span></text:p>
      <text:list text:style-name="L9">
        <text:list-item>
          <text:p text:style-name="P46"><text:span text:style-name="T98">Los guías </text:span><text:span text:style-name="Strong_20_Emphasis"><text:span text:style-name="T90">no deben responder </text:span></text:span><text:span text:style-name="T98">por el auditado durante las entrevistas.</text:span></text:p>
        </text:list-item>
        <text:list-item>
          <text:p text:style-name="P47"><text:span text:style-name="T98">Los observadores </text:span><text:span text:style-name="Strong_20_Emphasis"><text:span text:style-name="T90">no pueden emitir juicios </text:span></text:span><text:span text:style-name="T98">durante el proceso de recolección de evidencias.</text:span></text:p>
        </text:list-item>
      </text:list>
      <text:p text:style-name="P74"><text:span text:style-name="T67">6.4.</text:span><text:span text:style-name="T85">3</text:span><text:span text:style-name="T67"> Realización de la reunión de apertura</text:span></text:p>
      <text:p text:style-name="P23">Es el momento clave para establecer el tono de la auditoría. Su propósito es confirmar que todas las partes están de acuerdo con el plan. Según la norma, se debe:</text:p>
      <text:list xml:id="list2345973633" text:style-name="L10">
        <text:list-item>
          <text:p text:style-name="P48"><text:span text:style-name="Strong_20_Emphasis"><text:span text:style-name="T90">Confirmar el acuerdo: </text:span></text:span><text:span text:style-name="T98">Validar el plan de auditoría, los objetivos, el alcance </text:span><text:span text:style-name="T99">y los criterios</text:span><text:span text:style-name="T98">.</text:span></text:p>
        </text:list-item>
        <text:list-item>
          <text:p text:style-name="P48"><text:span text:style-name="Strong_20_Emphasis"><text:span text:style-name="T90">Presentar al equipo: </text:span></text:span><text:span text:style-name="T98">Introducir a los auditores y definir los roles de guías u observadores.</text:span></text:p>
        </text:list-item>
        <text:list-item>
          <text:p text:style-name="P48"><text:span text:style-name="Strong_20_Emphasis"><text:span text:style-name="T90">Canales de comunicación: </text:span></text:span><text:span text:style-name="T98">Asegurar que el auditado sepa cómo contactar al equipo líder.</text:span></text:p>
        </text:list-item>
        <text:list-item>
          <text:p text:style-name="P48"><text:span text:style-name="Strong_20_Emphasis"><text:span text:style-name="T90">Protocolos de seguridad </text:span></text:span><text:span text:style-name="Strong_20_Emphasis"><text:span text:style-name="T92">y salud</text:span></text:span><text:span text:style-name="Strong_20_Emphasis"><text:span text:style-name="T90">: </text:span></text:span><text:span text:style-name="T98">En inocuidad alimentaria, este es el momento donde el auditado informa al auditor sobre las </text:span><text:span text:style-name="Strong_20_Emphasis"><text:span text:style-name="T90">normas de higiene específicas </text:span></text:span><text:span text:style-name="T98">(uso de cofias, patucos, zonas restringidas).</text:span></text:p>
        </text:list-item>
        <text:list-item>
          <text:p text:style-name="P48"><text:span text:style-name="Strong_20_Emphasis"><text:span text:style-name="T90">Confirmar la confidencialidad: </text:span></text:span><text:span text:style-name="T98">Garantizar que los datos obtenidos se tratarán con total discreción.</text:span></text:p>
        </text:list-item>
        <text:list-item>
          <text:p text:style-name="P48"><text:span text:style-name="Strong_20_Emphasis"><text:span text:style-name="T90">Metodología: </text:span></text:span><text:span text:style-name="T98">Explicar cómo se informará de los hallazgos y cómo se clasificarán (ej. Observación vs. No Conformidad).</text:span></text:p>
        </text:list-item>
      </text:list>
      <text:p text:style-name="P49"><text:span text:style-name="Strong_20_Emphasis"><text:span text:style-name="T104">E</text:span></text:span><text:span text:style-name="T98">n empresas pequeñas, esta reunión puede ser informal, pero en plantas de alimentos grandes, suele ser una sesión formal con la dirección y los responsables de calidad.</text:span></text:p>
      <text:p text:style-name="P35"><text:span text:style-name="T24">6.4.4 Comunicación durante la auditoría</text:span></text:p>
      <text:p text:style-name="P8"><text:span text:style-name="T25">Este subapartado regula el flujo de información en tres direcciones: dentro del equipo auditor, con el auditado y con el cliente de la auditoría.</text:span></text:p>
      <text:p text:style-name="P14"><text:span text:style-name="Strong_20_Emphasis"><text:span text:style-name="T113">1. Comunicación interna del equipo auditor</text:span></text:span></text:p>
      <text:p text:style-name="P3">El equipo debe reunirse periódicamente para:</text:p>
      <text:list xml:id="list3734805030" text:style-name="L16">
        <text:list-item>
          <text:p text:style-name="P21">Intercambiar información y hallazgos.</text:p>
        </text:list-item>
        <text:list-item>
          <text:p text:style-name="P21">Evaluar el progreso de la auditoría según el plan.</text:p>
        </text:list-item>
        <text:list-item>
          <text:p text:style-name="P30"><text:span text:style-name="T25">Reasignar tareas si es necesario para asegurar que se cubren todos los puntos críticos.</text:span></text:p>
        </text:list-item>
      </text:list>
      <text:p text:style-name="P50"><text:span text:style-name="Strong_20_Emphasis"><text:span text:style-name="T113">2. Comunicación con el auditado</text:span></text:span></text:p>
      <text:p text:style-name="P20">El líder del equipo debe informar periódicamente al auditado sobre:</text:p>
      <text:list xml:id="list3524825254" text:style-name="L15">
        <text:list-item>
          <text:p text:style-name="P51"><text:span text:style-name="Strong_20_Emphasis"><text:span text:style-name="T90">El progreso: </text:span></text:span><text:span text:style-name="T98">Confirmar que se está cumpliendo el horario.</text:span></text:p>
        </text:list-item>
        <text:list-item>
          <text:p text:style-name="P51"><text:span text:style-name="Strong_20_Emphasis"><text:span text:style-name="T90">Hallazgos significativos: </text:span></text:span><text:span text:style-name="T98">Si se detecta una </text:span><text:span text:style-name="Strong_20_Emphasis"><text:span text:style-name="T90">No Conformidad (NC) </text:span></text:span><text:span text:style-name="T98">crítica, se debe comunicar de inmediato (especialmente en inocuidad alimentaria si el hallazgo pone en riesgo la salud pública).</text:span></text:p>
        </text:list-item>
        <text:list-item>
          <text:p text:style-name="P52"><text:soft-page-break/><text:span text:style-name="Strong_20_Emphasis"><text:span text:style-name="T90">Cambios en el plan: </text:span></text:span><text:span text:style-name="T98">Si surge una evidencia que obliga a investigar un área no planificada, se debe acordar con el auditado.</text:span></text:p>
        </text:list-item>
      </text:list>
      <text:p text:style-name="P50"><text:span text:style-name="Strong_20_Emphasis"><text:span text:style-name="T113">3. Comunicación ante riesgos inmediatos</text:span></text:span></text:p>
      <text:p text:style-name="P49"><text:span text:style-name="T98">Si durante la auditoría se detecta un riesgo inmediato y significativo (por ejemplo, una fuga química o una falla grave de temperatura en un silo de almacenamiento), el auditor debe informarlo </text:span><text:span text:style-name="Strong_20_Emphasis"><text:span text:style-name="T90">sin demora </text:span></text:span><text:span text:style-name="T98">al auditado y, si aplica, al cliente de la auditoría.</text:span></text:p>
      <text:p text:style-name="P49"><text:span text:style-name="Strong_20_Emphasis"><text:span text:style-name="T113">4. Incapacidad de lograr los objetivos</text:span></text:span></text:p>
      <text:p text:style-name="P31"><text:span text:style-name="T25">Si la evidencia sugiere que el objetivo de la auditoría no se puede alcanzar (por falta de cooperación, documentación destruida o riesgos de seguridad), el líder debe informar las razones para determinar si la auditoría se suspende, se reprograma o se cambia el alcance.</text:span></text:p>
      <text:p text:style-name="P5">6.4.5 Disponibilidad y acceso a la información de auditoría</text:p>
      <text:p text:style-name="P9"><text:span text:style-name="T25">Este apartado se centra en asegurar que el equipo auditor tenga los medios necesarios para obtener evidencia objetiva. El auditor debe definir cómo va a consultar la información, dependiendo de su formato y ubicación:</text:span></text:p>
      <text:list xml:id="list424816370" text:style-name="L20">
        <text:list-item>
          <text:p text:style-name="P53"><text:span text:style-name="Strong_20_Emphasis"><text:span text:style-name="T90">Acceso </text:span></text:span><text:span text:style-name="Strong_20_Emphasis"><text:span text:style-name="T93">f</text:span></text:span><text:span text:style-name="Strong_20_Emphasis"><text:span text:style-name="T90">ísico: </text:span></text:span><text:span text:style-name="T98">Revisión de registros en papel, pizarras de control de producción o archivos archivados.</text:span></text:p>
        </text:list-item>
        <text:list-item>
          <text:p text:style-name="P54"><text:span text:style-name="Strong_20_Emphasis"><text:span text:style-name="T90">Acceso </text:span></text:span><text:span text:style-name="Strong_20_Emphasis"><text:span text:style-name="T93">r</text:span></text:span><text:span text:style-name="Strong_20_Emphasis"><text:span text:style-name="T90">emoto/</text:span></text:span><text:span text:style-name="Strong_20_Emphasis"><text:span text:style-name="T93">v</text:span></text:span><text:span text:style-name="Strong_20_Emphasis"><text:span text:style-name="T90">irtual: </text:span></text:span><text:span text:style-name="T98">Uso de nubes, softwares de gestión (ERP) o videollamadas para inspeccionar áreas.</text:span></text:p>
        </text:list-item>
      </text:list>
      <text:p text:style-name="P55"><text:span text:style-name="Strong_20_Emphasis"><text:span text:style-name="T105">Basándonos en estas cuestiones se determinarán los métodos de auditoría.</text:span></text:span></text:p>
      <text:p text:style-name="P1"/>
      <text:p text:style-name="P24"><text:span text:style-name="T133">Ejemplo de información sensible</text:span><text:span text:style-name="T125">:</text:span></text:p>
      <text:p text:style-name="P56"><text:span text:style-name="T98">En el sector alimentario, este punto es especialmente sensible debido a </text:span><text:span text:style-name="T100">que m</text:span><text:span text:style-name="T98">uchas empresas tienen recelo de mostrar sus </text:span><text:span text:style-name="Strong_20_Emphasis"><text:span text:style-name="T90">formulaciones exactas</text:span></text:span><text:span text:style-name="T98">. El auditor debe explicar que bajo el </text:span><text:span text:style-name="Strong_20_Emphasis"><text:span text:style-name="T90">6.4.5</text:span></text:span><text:span text:style-name="T98">, solo necesita verificar que los ingredientes declarados (como, </text:span><text:span text:style-name="T100">por ejemplo,</text:span><text:span text:style-name="T98"> alérgenos) coincidan con los pesajes, sin necesidad de copiar la fórmula secreta.</text:span></text:p>
      <text:p text:style-name="P55"><text:span text:style-name="Strong_20_Emphasis"><text:span text:style-name="T111">6.4.6 Revisión de la información documentada durante la</text:span></text:span><text:span text:style-name="T150"> </text:span><text:span text:style-name="T151">auditoría</text:span></text:p>
      <text:p text:style-name="P55"><text:span text:style-name="T98">El objetivo de este punto es determinar si el sistema documentado es </text:span><text:span text:style-name="Strong_20_Emphasis"><text:span text:style-name="T90">conforme</text:span></text:span><text:span text:style-name="T98">, </text:span><text:span text:style-name="Strong_20_Emphasis"><text:span text:style-name="T90">adecuado </text:span></text:span><text:span text:style-name="T98">y </text:span><text:span text:style-name="Strong_20_Emphasis"><text:span text:style-name="T90">eficaz </text:span></text:span><text:span text:style-name="T98">respecto a los criterios de auditoría.</text:span></text:p>
      <text:p text:style-name="P55"><text:span text:style-name="Strong_20_Emphasis"><text:span text:style-name="T113">1. Objetivos de la revisión en campo</text:span></text:span></text:p>
      <text:list xml:id="list1018793697" text:style-name="L25">
        <text:list-item>
          <text:p text:style-name="P15"><text:span text:style-name="Strong_20_Emphasis"><text:span text:style-name="T90">Verificar la conformidad: </text:span></text:span><text:span text:style-name="T98">Confirmar que los documentos cumplen con los requisitos de la norma (ej. ISO 22000).</text:span></text:p>
        </text:list-item>
        <text:list-item>
          <text:p text:style-name="P16"><text:soft-page-break/><text:span text:style-name="Strong_20_Emphasis"><text:span text:style-name="T90">Contrastar con la realidad: </text:span></text:span><text:span text:style-name="T98">Comprobar si las actividades que se están observando siguen realmente lo escrito en los procedimientos.</text:span></text:p>
        </text:list-item>
        <text:list-item>
          <text:p text:style-name="P57"><text:span text:style-name="Strong_20_Emphasis"><text:span text:style-name="T90">Evaluar la actualización: </text:span></text:span><text:span text:style-name="T98">Asegurarse de que la información disponible es la versión vigente y no documentos obsoletos.</text:span></text:p>
        </text:list-item>
      </text:list>
      <text:p text:style-name="P45"><text:span text:style-name="Strong_20_Emphasis"><text:span text:style-name="T113">2. Acciones si la información es inadecuada</text:span></text:span></text:p>
      <text:p text:style-name="P20">Si la documentación no se encuentra disponible, es insuficiente o no permite alcanzar los objetivos de la auditoría:</text:p>
      <text:list xml:id="list518126418" text:style-name="L26">
        <text:list-item>
          <text:p text:style-name="P22">El líder del equipo debe informar al cliente de la auditoría y al auditado.</text:p>
        </text:list-item>
        <text:list-item>
          <text:p text:style-name="P22">Se debe decidir si la auditoría continúa, se suspende o se modifica el alcance hasta que la información sea presentada.</text:p>
        </text:list-item>
      </text:list>
      <text:p text:style-name="P2"/>
      <text:p text:style-name="P25"><text:span text:style-name="T134">Ejemplos de revisión documental</text:span><text:span text:style-name="T125">:</text:span></text:p>
      <text:p text:style-name="P20">En este sector, la revisión documental es el corazón de la seguridad alimentaria. No basta con ver la planta limpia; los registros deben demostrar que siempre es así.</text:p>
      <text:list xml:id="list654647136" text:style-name="L30">
        <text:list-item>
          <text:p text:style-name="P58"><text:span text:style-name="Strong_20_Emphasis"><text:span text:style-name="T90">Registros de </text:span></text:span><text:span text:style-name="Strong_20_Emphasis"><text:span text:style-name="T93">m</text:span></text:span><text:span text:style-name="Strong_20_Emphasis"><text:span text:style-name="T90">onitoreo de PCC: </text:span></text:span><text:span text:style-name="T98">El auditor debe revisar los registros de temperatura, pH o cloro. </text:span><text:span text:style-name="T101">Es calve o</text:span><text:span text:style-name="T98">o solo mirar el día de hoy, sino revisar meses anteriores para detectar patrones de falla.</text:span></text:p>
        </text:list-item>
        <text:list-item>
          <text:p text:style-name="P58"><text:span text:style-name="Strong_20_Emphasis"><text:span text:style-name="T90">Procedimientos de </text:span></text:span><text:span text:style-name="Strong_20_Emphasis"><text:span text:style-name="T93">l</text:span></text:span><text:span text:style-name="Strong_20_Emphasis"><text:span text:style-name="T90">impieza (POES): </text:span></text:span><text:span text:style-name="T98">Verificar que los registros de limpieza coinciden con el programa maestro de higiene.</text:span></text:p>
        </text:list-item>
        <text:list-item>
          <text:p text:style-name="P58"><text:span text:style-name="Strong_20_Emphasis"><text:span text:style-name="T90">Fichas </text:span></text:span><text:span text:style-name="Strong_20_Emphasis"><text:span text:style-name="T93">t</text:span></text:span><text:span text:style-name="Strong_20_Emphasis"><text:span text:style-name="T90">écnicas: </text:span></text:span><text:span text:style-name="T98">Revisar que las especificaciones de materias primas recibidas coinciden con lo exigido por el sistema de gestión.</text:span></text:p>
        </text:list-item>
        <text:list-item>
          <text:p text:style-name="P58"><text:span text:style-name="Strong_20_Emphasis"><text:span text:style-name="T90">Firmas y </text:span></text:span><text:span text:style-name="Strong_20_Emphasis"><text:span text:style-name="T93">a</text:span></text:span><text:span text:style-name="Strong_20_Emphasis"><text:span text:style-name="T90">utorizaciones: </text:span></text:span><text:span text:style-name="T98">Comprobar que los registros están firmados por personal competente y autorizado (ej. el responsable del equipo de inocuidad).</text:span></text:p>
        </text:list-item>
      </text:list>
      <text:p text:style-name="P5">6.4.7 Recopilación y verificación de la información</text:p>
      <text:p text:style-name="P17"><text:span text:style-name="T98">Este subapartado describe el método sistemático para obtener conclusiones fiables. La norma establece que solo la información que es </text:span><text:span text:style-name="Strong_20_Emphasis"><text:span text:style-name="T90">verificable </text:span></text:span><text:span text:style-name="T98">puede ser evidencia de auditoría.</text:span></text:p>
      <text:p text:style-name="P17"><text:span text:style-name="Strong_20_Emphasis"><text:span text:style-name="T113">1. El flujo de la evidencia</text:span></text:span></text:p>
      <text:p text:style-name="P3">La recopilación sigue una secuencia lógica:</text:p>
      <text:list xml:id="list1845387587" text:style-name="L31">
        <text:list-item>
          <text:p text:style-name="P59"><text:span text:style-name="Strong_20_Emphasis"><text:span text:style-name="T90">Fuentes de información: </text:span></text:span><text:span text:style-name="T98">Entrevistas, observación de actividades, revisión de documentos y registros.</text:span></text:p>
        </text:list-item>
        <text:list-item>
          <text:p text:style-name="P59"><text:span text:style-name="Strong_20_Emphasis"><text:span text:style-name="T90">Recopilación mediante muestreo: </text:span></text:span><text:span text:style-name="T98">Como no se puede ver todo, se selecciona una muestra representativa.</text:span></text:p>
        </text:list-item>
        <text:list-item>
          <text:p text:style-name="P59"><text:span text:style-name="Strong_20_Emphasis"><text:span text:style-name="T90">Evidencia de auditoría: </text:span></text:span><text:span text:style-name="T98">Datos que respaldan la existencia o veracidad de algo.</text:span></text:p>
        </text:list-item>
        <text:list-item>
          <text:p text:style-name="P59"><text:span text:style-name="Strong_20_Emphasis"><text:span text:style-name="T90">Evaluación frente a criterios: </text:span></text:span><text:span text:style-name="T98">Comparar la evidencia con la norma (ej. ISO 22000).</text:span></text:p>
        </text:list-item>
        <text:list-item>
          <text:p text:style-name="P59"><text:soft-page-break/><text:span text:style-name="Strong_20_Emphasis"><text:span text:style-name="T88">Hallazgos de auditoría:</text:span></text:span><text:span text:style-name="Strong_20_Emphasis"><text:span text:style-name="T103"> </text:span></text:span><text:span text:style-name="T103">El resultado de esa comparación (conformidad o no conformidad).</text:span></text:p>
        </text:list-item>
        <text:list-item>
          <text:p text:style-name="P34"><text:span text:style-name="T23">Revisión.</text:span></text:p>
        </text:list-item>
        <text:list-item>
          <text:p text:style-name="P59"><text:span text:style-name="Strong_20_Emphasis"><text:span text:style-name="T90">Conclusiones.</text:span></text:span></text:p>
        </text:list-item>
      </text:list>
      <text:p text:style-name="P44"><text:span text:style-name="Strong_20_Emphasis"><text:span text:style-name="T113">2. Métodos de recopilación</text:span></text:span></text:p>
      <text:list text:style-name="L32">
        <text:list-item>
          <text:p text:style-name="P60"><text:span text:style-name="Strong_20_Emphasis"><text:span text:style-name="T90">Entrevistas: </text:span></text:span><text:span text:style-name="T98">Realizadas a personas de diferentes niveles y funciones.</text:span></text:p>
        </text:list-item>
        <text:list-item>
          <text:p text:style-name="P60"><text:span text:style-name="Strong_20_Emphasis"><text:span text:style-name="T90">Observación: </text:span></text:span><text:span text:style-name="T98">De procesos, instalaciones y condiciones de trabajo.</text:span></text:p>
        </text:list-item>
        <text:list-item>
          <text:p text:style-name="P60"><text:span text:style-name="Strong_20_Emphasis"><text:span text:style-name="T90">Revisión de registros: </text:span></text:span><text:span text:style-name="T98">Análisis de datos históricos, actas de reuniones e indicadores.</text:span></text:p>
        </text:list-item>
      </text:list>
      <text:p text:style-name="P28"><text:span text:style-name="T25">Cuando el grado de verificación de la información es bajo, el auditor debería utilizar su juicio profesional.</text:span></text:p>
      <text:p text:style-name="P2"/>
      <text:p text:style-name="P26"><text:span text:style-name="T125">Ejemplos </text:span><text:span text:style-name="T135">de recopilación de información</text:span><text:span text:style-name="T125">:</text:span></text:p>
      <text:p text:style-name="P20">En la industria alimentaria, este apartado se traduce en la "auditoría de campo" :</text:p>
      <text:list xml:id="list2856094575" text:style-name="L33">
        <text:list-item>
          <text:p text:style-name="P61"><text:span text:style-name="Strong_20_Emphasis"><text:span text:style-name="T90">Muestreo de trazabilidad: </text:span></text:span><text:span text:style-name="T98">El auditor elige un producto terminado al azar en el almacén y pide recopilar toda la información hacia atrás (materias primas, proveedores, registros de producción).</text:span></text:p>
        </text:list-item>
        <text:list-item>
          <text:p text:style-name="P61"><text:span text:style-name="Strong_20_Emphasis"><text:span text:style-name="T90">Verificación in situ: </text:span></text:span><text:span text:style-name="T98">Si un registro dice que el detector de metales se verifica cada 2 horas, el auditor debe </text:span><text:span text:style-name="Strong_20_Emphasis"><text:span text:style-name="T90">observar </text:span></text:span><text:span text:style-name="T98">cómo el operario </text:span><text:span text:style-name="T100">pasa el detector a ese intervalo de tiempo </text:span><text:span text:style-name="T98">para verificar que la práctica coincide con la teoría.</text:span></text:p>
        </text:list-item>
        <text:list-item>
          <text:p text:style-name="P61"><text:span text:style-name="Strong_20_Emphasis"><text:span text:style-name="T90">Entrevistas a operarios: </text:span></text:span><text:span text:style-name="T98">No solo al jefe de calidad. Se pregunta al personal de línea: </text:span><text:span text:style-name="Emphasis"><text:span text:style-name="T108">"¿Qué hace usted si la temperatura de la cámara sube de 4°C?"</text:span></text:span><text:span text:style-name="T98">. Esto verifica la </text:span><text:span text:style-name="Strong_20_Emphasis"><text:span text:style-name="T90">competencia y toma de conciencia</text:span></text:span><text:span text:style-name="T98">.</text:span></text:p>
        </text:list-item>
        <text:list-item>
          <text:p text:style-name="P61"><text:span text:style-name="Strong_20_Emphasis"><text:span text:style-name="T90">Criterios microbiológicos: </text:span></text:span><text:span text:style-name="T98">Verificar que los resultados de laboratorio externos son coherentes con las especificaciones del producto.</text:span></text:p>
        </text:list-item>
      </text:list>
      <text:p text:style-name="P31"><text:span text:style-name="T25">Para este punto, </text:span><text:span text:style-name="T26">se recomienda</text:span><text:span text:style-name="T25"> el uso de la Guía de Inspección del Codex Alimentarius, que detalla cómo recopilar evidencia de forma técnica en alimentos.</text:span></text:p>
      <text:p text:style-name="P62"><text:span text:style-name="Strong_20_Emphasis"><text:span text:style-name="T111">6.4.8 Generación de hallazgos de auditoría</text:span></text:span></text:p>
      <text:p text:style-name="P32"><text:span text:style-name="T25">En esta etapa, el equipo auditor evalúa la evidencia frente a los criterios de auditoría para determinar los resultados.</text:span></text:p>
      <text:p text:style-name="P62"><text:span text:style-name="Strong_20_Emphasis"><text:span text:style-name="T113">1. Tipos de </text:span></text:span><text:span text:style-name="Strong_20_Emphasis"><text:span text:style-name="T114">h</text:span></text:span><text:span text:style-name="Strong_20_Emphasis"><text:span text:style-name="T113">allazgos</text:span></text:span></text:p>
      <text:list text:style-name="L38">
        <text:list-item>
          <text:p text:style-name="P64"><text:span text:style-name="Strong_20_Emphasis"><text:span text:style-name="T90">Conformidad: </text:span></text:span><text:span text:style-name="T98">Cuando la evidencia indica que se cumplen los requisitos.</text:span></text:p>
        </text:list-item>
        <text:list-item>
          <text:p text:style-name="P64"><text:span text:style-name="Strong_20_Emphasis"><text:span text:style-name="T90">No Conformidad (NC): </text:span></text:span><text:span text:style-name="T98">Cuando la evidencia indica que </text:span><text:span text:style-name="Strong_20_Emphasis"><text:span text:style-name="T90">no </text:span></text:span><text:span text:style-name="T98">se cumple un requisito.</text:span></text:p>
        </text:list-item>
        <text:list-item>
          <text:p text:style-name="P64"><text:span text:style-name="Strong_20_Emphasis"><text:span text:style-name="T90">Oportunidades de </text:span></text:span><text:span text:style-name="Strong_20_Emphasis"><text:span text:style-name="T94">M</text:span></text:span><text:span text:style-name="Strong_20_Emphasis"><text:span text:style-name="T90">ejora (OM): </text:span></text:span><text:span text:style-name="T98">Situaciones que, aunque cumplen, podrían optimizarse.</text:span></text:p>
        </text:list-item>
      </text:list>
      <text:p text:style-name="P63"><text:span text:style-name="Strong_20_Emphasis"><text:span text:style-name="T113">2. Requisitos de los </text:span></text:span><text:span text:style-name="Strong_20_Emphasis"><text:span text:style-name="T114">h</text:span></text:span><text:span text:style-name="Strong_20_Emphasis"><text:span text:style-name="T113">allazgos</text:span></text:span></text:p>
      <text:list xml:id="list154602241" text:style-name="L39">
        <text:list-item>
          <text:p text:style-name="P65"><text:soft-page-break/><text:span text:style-name="Strong_20_Emphasis"><text:span text:style-name="T90">Registro de conformidades: </text:span></text:span><text:span text:style-name="T98">Deben registrarse las evidencias que demuestren que el sistema funciona (especialmente los procesos críticos).</text:span></text:p>
        </text:list-item>
        <text:list-item>
          <text:p text:style-name="P65"><text:span text:style-name="Strong_20_Emphasis"><text:span text:style-name="T90">Documentación de NC: </text:span></text:span><text:span text:style-name="T98">Las no conformidades deben estar respaldadas por evidencia objetiva clara y referenciadas al requisito específico de la norma.</text:span></text:p>
        </text:list-item>
        <text:list-item>
          <text:p text:style-name="P65"><text:span text:style-name="Strong_20_Emphasis"><text:span text:style-name="T90">Revisión con el auditado: </text:span></text:span><text:span text:style-name="T98">El auditor debería revisar los hallazgos con el responsable del área para confirmar que la evidencia es exacta y que se entiende el incumplimiento.</text:span></text:p>
        </text:list-item>
      </text:list>
      <text:p text:style-name="P2"/>
      <text:p text:style-name="P27"><text:span text:style-name="T125">Ejemplo práctico:</text:span></text:p>
      <text:p text:style-name="P20">En seguridad alimentaria, la redacción de un hallazgo puede determinar si un producto es apto o no para el consumo.</text:p>
      <text:list xml:id="list2087963572" text:style-name="L40">
        <text:list-item>
          <text:p text:style-name="P66"><text:span text:style-name="Strong_20_Emphasis"><text:span text:style-name="T90">Redacción técnica: </text:span></text:span><text:span text:style-name="T98">No basta decir "la planta está sucia". Un hallazgo 6.4.8 correcto sería: </text:span><text:span text:style-name="Emphasis"><text:span text:style-name="T108">"Se observa acumulación de residuo orgánico en la boquilla de llenado de la línea 3 (Evidencia), incumpliendo el POES-05 (Criterio), lo que representa un riesgo de contaminación microbiológica"</text:span></text:span><text:span text:style-name="T98">.</text:span></text:p>
        </text:list-item>
        <text:list-item>
          <text:p text:style-name="P66"><text:span text:style-name="Strong_20_Emphasis"><text:span text:style-name="T90">Clasificación por riesgo: </text:span></text:span><text:span text:style-name="T98">En esquemas como </text:span><text:span text:style-name="Strong_20_Emphasis"><text:span text:style-name="T90">FSSC 22000 </text:span></text:span><text:span text:style-name="T98">o </text:span><text:span text:style-name="Strong_20_Emphasis"><text:span text:style-name="T90">IFS</text:span></text:span><text:span text:style-name="T98">, los hallazgos se categorizan según su impacto en la inocuidad:</text:span></text:p>
          <text:list>
            <text:list-item>
              <text:p text:style-name="P66"><text:span text:style-name="Strong_20_Emphasis"><text:span text:style-name="T90">Menor: </text:span></text:span><text:span text:style-name="T98">Fallo puntual que no afecta la seguridad inmediata.</text:span></text:p>
            </text:list-item>
            <text:list-item>
              <text:p text:style-name="P66"><text:span text:style-name="Strong_20_Emphasis"><text:span text:style-name="T90">Mayor: </text:span></text:span><text:span text:style-name="T98">Fallo sistémico que pone en duda la integridad del Plan HACCP.</text:span></text:p>
            </text:list-item>
            <text:list-item>
              <text:p text:style-name="P66"><text:span text:style-name="Strong_20_Emphasis"><text:span text:style-name="T90">Crítica: </text:span></text:span><text:span text:style-name="T98">Riesgo inminente para la salud del consumidor (ej. presencia de </text:span><text:span text:style-name="T109">Listeria</text:span><text:span text:style-name="T98"> en zona de contacto).</text:span></text:p>
            </text:list-item>
          </text:list>
        </text:list-item>
        <text:list-item>
          <text:p text:style-name="P66"><text:span text:style-name="Strong_20_Emphasis"><text:span text:style-name="T90">Múltiples criterios: </text:span></text:span><text:span text:style-name="T98">Un solo hallazgo puede incumplir la ISO 22000 y, a la vez, una ley sanitaria local (ej. Reglamento 852/2004).</text:span></text:p>
        </text:list-item>
      </text:list>
      <text:p text:style-name="P67"><text:span text:style-name="T89">L</text:span><text:span text:style-name="T88">a técnica </text:span><text:span text:style-name="Strong_20_Emphasis"><text:span text:style-name="T90">E+C=H </text:span></text:span><text:span text:style-name="T98">(Evidencia + Criterio = Hallazgo): Si falta uno de los dos, el hallazgo no es sólido. </text:span></text:p>
      <text:p text:style-name="P67"><text:span text:style-name="Strong_20_Emphasis"><text:span text:style-name="T111">6.4.9 Determinación de las conclusiones de la auditoría</text:span></text:span></text:p>
      <text:p text:style-name="P36"><text:span text:style-name="T24">6.4.9.1 Preparación para la reunión de cierre</text:span></text:p>
      <text:p text:style-name="P3">Antes de la reunión final, el equipo auditor debe deliberar para:</text:p>
      <text:list text:style-name="L44">
        <text:list-item>
          <text:p text:style-name="P68"><text:span text:style-name="Strong_20_Emphasis"><text:span text:style-name="T90">Revisar los hallazgos </text:span></text:span><text:span text:style-name="T98">frente a los objetivos de la auditoría.</text:span></text:p>
        </text:list-item>
        <text:list-item>
          <text:p text:style-name="P68"><text:span text:style-name="Strong_20_Emphasis"><text:span text:style-name="T90">Acordar las conclusiones</text:span></text:span><text:span text:style-name="T98">, teniendo en cuenta la incertidumbre intrínseca del proceso de auditoría (basado en muestreo).</text:span></text:p>
        </text:list-item>
        <text:list-item>
          <text:p text:style-name="P68"><text:span text:style-name="Strong_20_Emphasis"><text:span text:style-name="T90">Preparar recomendaciones </text:span></text:span><text:span text:style-name="T98">(si el plan de auditoría lo exigía).</text:span></text:p>
        </text:list-item>
        <text:list-item>
          <text:p text:style-name="P69"><text:span text:style-name="Strong_20_Emphasis"><text:span text:style-name="T90">Comentar el seguimiento</text:span></text:span><text:span text:style-name="T98">, si aplica (verificar si se cerraron las NC de la auditoría anterior).</text:span></text:p>
        </text:list-item>
      </text:list>
      <text:p text:style-name="P37"><text:span text:style-name="T24">6.4.9.2 Contenido de las conclusiones de la auditoría</text:span></text:p>
      <text:p text:style-name="P33"><text:span text:style-name="T25">Las conclusiones deben abordar temas estratégicos, no solo técnicos:</text:span></text:p>
      <text:list xml:id="list2987282814" text:style-name="L45">
        <text:list-item>
          <text:p text:style-name="P70"><text:soft-page-break/><text:span text:style-name="Strong_20_Emphasis"><text:span text:style-name="T90">Grado de conformidad: </text:span></text:span><text:span text:style-name="T98">¿Cumple el sistema con los criterios?</text:span></text:p>
        </text:list-item>
        <text:list-item>
          <text:p text:style-name="P70"><text:span text:style-name="Strong_20_Emphasis"><text:span text:style-name="T90">Eficacia de la implementación: </text:span></text:span><text:span text:style-name="T98">¿Se hace lo que se dice y funciona?</text:span></text:p>
        </text:list-item>
        <text:list-item>
          <text:p text:style-name="P70"><text:span text:style-name="Strong_20_Emphasis"><text:span text:style-name="T90">Mantenimiento y mejora: </text:span></text:span><text:span text:style-name="T98">¿Tiene la organización capacidad para seguir mejorando por sí misma?</text:span></text:p>
        </text:list-item>
        <text:list-item>
          <text:p text:style-name="P29"><text:span text:style-name="T24">Eficacia de la auditoría:</text:span><text:span text:style-name="T25"> ¿Se han logrados los objetivos, el alcance y los criterios de auditoría?</text:span></text:p>
        </text:list-item>
        <text:list-item>
          <text:p text:style-name="P70"><text:span text:style-name="Strong_20_Emphasis"><text:span text:style-name="T95">Hallazgos similares</text:span></text:span><text:span text:style-name="Strong_20_Emphasis"><text:span text:style-name="T90">: </text:span></text:span><text:span text:style-name="T98">¿</text:span><text:span text:style-name="T102">Se han encontrado hallazgos similares en distintas áreas</text:span><text:span text:style-name="T98">?</text:span></text:p>
        </text:list-item>
      </text:list>
      <text:p text:style-name="P2"/>
      <text:p text:style-name="P6"><text:span text:style-name="T125">Ejemplo de </text:span><text:span text:style-name="T131">c</text:span><text:span text:style-name="T125">onclusión de </text:span><text:span text:style-name="T131">a</text:span><text:span text:style-name="T125">uditoría:</text:span></text:p>
      <text:p text:style-name="P11"><text:span text:style-name="Strong_20_Emphasis"><text:span text:style-name="T90">1. Resumen de </text:span></text:span><text:span text:style-name="Strong_20_Emphasis"><text:span text:style-name="T95">c</text:span></text:span><text:span text:style-name="Strong_20_Emphasis"><text:span text:style-name="T90">onformidad:</text:span></text:span><text:span text:style-name="T98"><text:line-break/>"Tras la evaluación de los procesos de recepción, pasteurización y envasado, se concluye que el Sistema de Gestión de Inocuidad Alimentaria (SGIA) está </text:span><text:span text:style-name="Strong_20_Emphasis"><text:span text:style-name="T90">implementado y mantenido </text:span></text:span><text:span text:style-name="T98">conforme a los requisitos de la norma ISO 22000:2018 y la legislación sanitaria vigente."</text:span></text:p>
      <text:p text:style-name="P11"><text:span text:style-name="Strong_20_Emphasis"><text:span text:style-name="T90">2. Eficacia del </text:span></text:span><text:span text:style-name="Strong_20_Emphasis"><text:span text:style-name="T95">s</text:span></text:span><text:span text:style-name="Strong_20_Emphasis"><text:span text:style-name="T90">istema:</text:span></text:span><text:span text:style-name="T98"><text:line-break/>"El sistema demuestra ser </text:span><text:span text:style-name="Strong_20_Emphasis"><text:span text:style-name="T90">eficaz en el control de los </text:span></text:span><text:span text:style-name="Strong_20_Emphasis"><text:span text:style-name="T95">p</text:span></text:span><text:span text:style-name="Strong_20_Emphasis"><text:span text:style-name="T90">eligros </text:span></text:span><text:span text:style-name="Strong_20_Emphasis"><text:span text:style-name="T95">s</text:span></text:span><text:span text:style-name="Strong_20_Emphasis"><text:span text:style-name="T90">ignificativos</text:span></text:span><text:span text:style-name="T98">. El Plan HACCP se encuentra técnicamente validado, destacando una robusta gestión del </text:span><text:span text:style-name="Strong_20_Emphasis"><text:span text:style-name="T90">Punto Crítico de Control (PCC-1P) </text:span></text:span><text:span text:style-name="T98">correspondiente a la temperatura de pasteurización, con registros íntegros y personal altamente competente."</text:span></text:p>
      <text:p text:style-name="P11"><text:span text:style-name="Strong_20_Emphasis"><text:span text:style-name="T90">3. Áreas de </text:span></text:span><text:span text:style-name="Strong_20_Emphasis"><text:span text:style-name="T95">p</text:span></text:span><text:span text:style-name="Strong_20_Emphasis"><text:span text:style-name="T90">reocupación y </text:span></text:span><text:span text:style-name="Strong_20_Emphasis"><text:span text:style-name="T95">f</text:span></text:span><text:span text:style-name="Strong_20_Emphasis"><text:span text:style-name="T90">ortalezas:</text:span></text:span></text:p>
      <text:list xml:id="list3001062717" text:style-name="L47">
        <text:list-item>
          <text:p text:style-name="P71"><text:span text:style-name="Strong_20_Emphasis"><text:span text:style-name="T90">Fortaleza: </text:span></text:span><text:span text:style-name="T98">Se evidencia un alto compromiso de la </text:span><text:span text:style-name="T102">a</text:span><text:span text:style-name="T98">lta </text:span><text:span text:style-name="T102">d</text:span><text:span text:style-name="T98">irección en la provisión de recursos para la infraestructura de higiene.</text:span></text:p>
        </text:list-item>
        <text:list-item>
          <text:p text:style-name="P71"><text:span text:style-name="Strong_20_Emphasis"><text:span text:style-name="T90">Debilidad (</text:span></text:span><text:span text:style-name="Strong_20_Emphasis"><text:span text:style-name="T95">h</text:span></text:span><text:span text:style-name="Strong_20_Emphasis"><text:span text:style-name="T90">allazgo clave): </text:span></text:span><text:span text:style-name="T98">Se identificó una desviación menor en el programa de prerrequisitos (mantenimiento de luminarias), la cual, aunque no compromete la inocuidad inmediata, requiere atención para evitar riesgos físicos a largo plazo.</text:span></text:p>
        </text:list-item>
      </text:list>
      <text:p text:style-name="P43"><text:span text:style-name="Strong_20_Emphasis"><text:span text:style-name="T90">4. Opinión del </text:span></text:span><text:span text:style-name="Strong_20_Emphasis"><text:span text:style-name="T95">e</text:span></text:span><text:span text:style-name="Strong_20_Emphasis"><text:span text:style-name="T90">quipo </text:span></text:span><text:span text:style-name="Strong_20_Emphasis"><text:span text:style-name="T95">a</text:span></text:span><text:span text:style-name="Strong_20_Emphasis"><text:span text:style-name="T90">uditor:</text:span></text:span><text:span text:style-name="T98"><text:line-break/>"Sobre la base de la evidencia obtenida mediante muestreo, el equipo auditor concluye que la organización posee la </text:span><text:span text:style-name="Strong_20_Emphasis"><text:span text:style-name="T90">capacidad de mejora continua</text:span></text:span><text:span text:style-name="T98">. Se recomienda mantener la certificación, condicionada a la presentación de un plan de acciones correctivas para las 3 No Conformidades menores detectadas."</text:span></text:p>
      <text:p text:style-name="P7">6.4.10 Realización de la reunión de cierre</text:p>
      <text:p text:style-name="P3">Esta reunión, presidida por el líder del equipo auditor, debe celebrarse con <text:span text:style-name="T145">los demás miembros del equipo auditor,</text:span> <text:span text:style-name="T145">el cliente de auditoría,</text:span> la dirección del auditado, los responsables de las áreas auditadas <text:span text:style-name="T145">y otras partes interesadas</text:span>. Su objetivo es presentar los hallazgos y conclusiones de tal manera que se comprendan y se acepten.</text:p>
      <text:p text:style-name="P12"><text:span text:style-name="Strong_20_Emphasis"><text:span text:style-name="T90">Protocolo de la reunión:</text:span></text:span></text:p>
      <text:list text:style-name="L50">
        <text:list-item>
          <text:p text:style-name="P72"><text:span text:style-name="Strong_20_Emphasis"><text:span text:style-name="T90">Agradecimientos y reconfirmación: </text:span></text:span><text:span text:style-name="T98">Agradecer la cooperación y confirmar que la auditoría se basó en un muestreo (lo cual implica un riesgo de que no se detectara todo).</text:span></text:p>
        </text:list-item>
        <text:list-item>
          <text:p text:style-name="P72"><text:soft-page-break/><text:span text:style-name="Strong_20_Emphasis"><text:span text:style-name="T90">Presentación de </text:span></text:span><text:span text:style-name="Strong_20_Emphasis"><text:span text:style-name="T96">h</text:span></text:span><text:span text:style-name="Strong_20_Emphasis"><text:span text:style-name="T90">allazgos: </text:span></text:span><text:span text:style-name="T98">Explicar las </text:span><text:span text:style-name="Strong_20_Emphasis"><text:span text:style-name="T90">Conformidades </text:span></text:span><text:span text:style-name="T98">(fortalezas) y las </text:span><text:span text:style-name="Strong_20_Emphasis"><text:span text:style-name="T90">No Conformidades (NC)</text:span></text:span><text:span text:style-name="T98">. En caso de NC, se debe explicar el requisito incumplido y la evidencia hallada.</text:span></text:p>
        </text:list-item>
        <text:list-item>
          <text:p text:style-name="P72"><text:span text:style-name="Strong_20_Emphasis"><text:span text:style-name="T90">Presentación de Conclusiones: </text:span></text:span><text:span text:style-name="T98">Informar sobre la eficacia global del sistema y si se recomienda o no la certificación/mantenimiento.</text:span></text:p>
        </text:list-item>
        <text:list-item>
          <text:p text:style-name="P72"><text:span text:style-name="Strong_20_Emphasis"><text:span text:style-name="T90">Tratamiento de Hallazgos: </text:span></text:span><text:span text:style-name="T98">Informar sobre los plazos para que el auditado presente el plan de acciones correctivas.</text:span></text:p>
        </text:list-item>
        <text:list-item>
          <text:p text:style-name="P72"><text:span text:style-name="Strong_20_Emphasis"><text:span text:style-name="T90">Divergencias: </text:span></text:span><text:span text:style-name="T98">Si el auditado no está de acuerdo con un hallazgo, se debe intentar resolverlo en el momento; si no hay acuerdo, la opinión divergente debe registrar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1:25:01.360000000</meta:creation-date>
    <dc:date>2026-01-28T13:22:12.169000000</dc:date>
    <meta:editing-duration>PT1H57M5S</meta:editing-duration>
    <meta:editing-cycles>13</meta:editing-cycles>
    <meta:generator>LibreOffice/7.5.0.3$Windows_X86_64 LibreOffice_project/c21113d003cd3efa8c53188764377a8272d9d6de</meta:generator>
    <meta:document-statistic meta:table-count="0" meta:image-count="0" meta:object-count="0" meta:page-count="8" meta:paragraph-count="140" meta:word-count="2365" meta:character-count="15035" meta:non-whitespace-character-count="12883"/>
  </office:meta>
</office:document-meta>
</file>